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DejaVu Serif" officeooo:rsid="00172c64" officeooo:paragraph-rsid="00172c64"/>
    </style:style>
    <style:style style:name="P2" style:family="paragraph" style:parent-style-name="Table_20_Contents">
      <style:text-properties officeooo:rsid="00192c21" officeooo:paragraph-rsid="00192c21"/>
    </style:style>
    <style:style style:name="P3" style:family="paragraph" style:parent-style-name="Table_20_Contents">
      <style:text-properties officeooo:rsid="001aade4" officeooo:paragraph-rsid="001aade4"/>
    </style:style>
    <style:style style:name="T1" style:family="text">
      <style:text-properties officeooo:rsid="001aad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au des objectif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Désignation de l'objectif</text:p>
          </table:table-cell>
          <table:table-cell table:style-name="Table1.A1" office:value-type="string">
            <text:p text:style-name="P2">Informations à transmettre </text:p>
          </table:table-cell>
          <table:table-cell table:style-name="Table1.C1" office:value-type="string">
            <text:p text:style-name="P2">Moyens de transmission de l'information</text:p>
          </table:table-cell>
        </table:table-row>
        <table:table-row>
          <table:table-cell table:style-name="Table1.A2" office:value-type="string">
            <text:p text:style-name="P3">Informer le jury de la problématique et son intérêt</text:p>
          </table:table-cell>
          <table:table-cell table:style-name="Table1.A2" office:value-type="string">
            <text:p text:style-name="P3">Sujet de la problématique</text:p>
          </table:table-cell>
          <table:table-cell table:style-name="Table1.C2" office:value-type="string">
            <text:p text:style-name="Table_20_Contents">-<text:span text:style-name="T1">problématique inscrite sur la première slide </text:span></text:p>
            <text:p text:style-name="Table_20_Contents">-<text:span text:style-name="T1">intro = annoncer à l'oral le problème et son contexte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1:39:20.341087617</meta:creation-date>
    <meta:generator>LibreOffice/4.2.2.1$Linux_X86_64 LibreOffice_project/f2f45ee3880ac00d95d5e0d6d6ed11db4bb046db</meta:generator>
    <dc:date>2014-04-01T13:04:59.566213922</dc:date>
    <meta:editing-duration>PT4M17S</meta:editing-duration>
    <meta:editing-cycles>5</meta:editing-cycles>
    <meta:document-statistic meta:table-count="1" meta:image-count="0" meta:object-count="0" meta:page-count="1" meta:paragraph-count="8" meta:word-count="43" meta:character-count="288" meta:non-whitespace-character-count="251"/>
  </office:meta>
</office:document-meta>
</file>